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öhne Mono" svg:font-family="Söhne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style:font-name="Söhne Mono"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style:font-name="Söhne Mono" fo:font-weight="bold" style:font-weight-asian="bold" style:font-weight-complex="bold"/>
    </style:style>
    <style:style style:name="P12" style:parent-style-name="Standard" style:family="paragraph">
      <style:text-properties style:font-name="Söhne Mono" fo:font-weight="bold" style:font-weight-asian="bold" style:font-weight-complex="bold"/>
    </style:style>
  </office:automatic-styles>
  <office:body>
    <office:text text:use-soft-page-breaks="true">
      <text:p text:style-name="P1">Pagination Logic</text:p>
      <text:p text:style-name="P2"/>
      <text:p text:style-name="P3"/>
      <text:p text:style-name="P4">&lt;!-- pagination.component.html --&gt;</text:p>
      <text:p text:style-name="P5"/>
      <text:p text:style-name="Standard">&lt;div&gt;</text:p>
      <text:p text:style-name="Standard"><text:s text:c="2"/>&lt;nav aria-label="Page navigation example"&gt;</text:p>
      <text:p text:style-name="Standard"><text:s text:c="4"/>&lt;ul class="pagination"&gt;</text:p>
      <text:p text:style-name="Standard"><text:s text:c="6"/>&lt;li class="page-item"&gt;&lt;a class="page-link"<text:s/>(click)="goToPreviousPage()"&gt;Previous&lt;/a&gt;&lt;/li&gt;</text:p>
      <text:p text:style-name="Standard"><text:s text:c="6"/>&lt;li class="page-item" *ngFor="let pageNumber of getPageNumbers()"&gt;</text:p>
      <text:p text:style-name="Standard"><text:s text:c="8"/>&lt;a class="page-link" (click)="goToPage(pageNumber)"&gt;{{ pageNumber }}&lt;/a&gt;</text:p>
      <text:p text:style-name="Standard"><text:s text:c="6"/>&lt;/li&gt;</text:p>
      <text:p text:style-name="Standard"><text:s text:c="6"/>&lt;li class="page-item"&gt;&lt;a class="page-link" (click)="goToNextPage()"&gt;Next&lt;/a&gt;&lt;/li&gt;</text:p>
      <text:p text:style-name="Standard"><text:s text:c="4"/>&lt;/ul&gt;</text:p>
      <text:p text:style-name="Standard"><text:s text:c="2"/>&lt;/nav&gt;</text:p>
      <text:p text:style-name="Standard">&lt;/div&gt;</text:p>
      <text:p text:style-name="P6"/>
      <text:p text:style-name="P7"/>
      <text:p text:style-name="P8"/>
      <text:p text:style-name="P9"/>
      <text:p text:style-name="P10"/>
      <text:p text:style-name="P11">// pagination.component.ts</text:p>
      <text:p text:style-name="P12"/>
      <text:p text:style-name="Standard">import { Component } from '@angular/core';</text:p>
      <text:p text:style-name="Standard"/>
      <text:p text:style-name="Standard">@Component({</text:p>
      <text:p text:style-name="Standard"><text:s text:c="2"/>selector: 'app-pagination',</text:p>
      <text:p text:style-name="Standard"><text:s text:c="2"/>templateUrl: './pagination.component.html',</text:p>
      <text:p text:style-name="Standard"><text:s text:c="2"/>styleUrls:<text:s/>['./pagination.component.css']</text:p>
      <text:p text:style-name="Standard">})</text:p>
      <text:p text:style-name="Standard">export class PaginationComponent {</text:p>
      <text:p text:style-name="Standard"><text:s text:c="2"/>currentPage: number = 1;</text:p>
      <text:p text:style-name="Standard"><text:s text:c="2"/>totalPages: number = 5;</text:p>
      <text:p text:style-name="Standard"/>
      <text:p text:style-name="Standard"><text:s text:c="2"/>getPageNumbers(): number[] {</text:p>
      <text:p text:style-name="Standard"><text:s text:c="4"/>const pagesArray = [];</text:p>
      <text:p text:style-name="Standard"><text:s text:c="4"/>for (let i = 1; i &lt;= this.totalPages; i++) {</text:p>
      <text:p text:style-name="Standard"><text:s text:c="6"/>pagesArray.push(i);</text:p>
      <text:p text:style-name="Standard"><text:s text:c="4"/>}</text:p>
      <text:p text:style-name="Standard"><text:s text:c="4"/>return pagesArray;</text:p>
      <text:p text:style-name="Standard"><text:s text:c="2"/>}</text:p>
      <text:p text:style-name="Standard"/>
      <text:p text:style-name="Standard"><text:s text:c="2"/>goToPage(pageNumber: number): void {</text:p>
      <text:p text:style-name="Standard"><text:s text:c="4"/>if (pageNumber &gt;= 1 &amp;&amp; pageNumber &lt;= this.totalPages) {</text:p>
      <text:p text:style-name="Standard"><text:s text:c="6"/>this.currentPage = pageNumber;</text:p>
      <text:p text:style-name="Standard"><text:s text:c="4"/>}</text:p>
      <text:p text:style-name="Standard"><text:s text:c="2"/>}</text:p>
      <text:p text:style-name="Standard"/>
      <text:soft-page-break/>
      <text:p text:style-name="Standard"><text:s text:c="2"/>goToPreviousPage(): void {</text:p>
      <text:p text:style-name="Standard"><text:s text:c="4"/>if (this.currentPage &gt; 1) {</text:p>
      <text:p text:style-name="Standard"><text:s text:c="6"/>this.currentPage--;</text:p>
      <text:p text:style-name="Standard"><text:s text:c="4"/>}</text:p>
      <text:p text:style-name="Standard"><text:s text:c="2"/>}</text:p>
      <text:p text:style-name="Standard"/>
      <text:p text:style-name="Standard"><text:s text:c="2"/>goToNextPage(): void {</text:p>
      <text:p text:style-name="Standard"><text:s text:c="4"/>if (this.currentPage &lt; this.totalPages) {</text:p>
      <text:p text:style-name="Standard"><text:s text:c="6"/>this.currentPage++;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öhne Mono" svg:font-family="Söhne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3-08-15T19:56:00Z</meta:creation-date>
    <dc:date>2023-09-01T07:40:00Z</dc:date>
    <meta:template xlink:href="Normal.dotm" xlink:type="simple"/>
    <meta:editing-cycles>2</meta:editing-cycles>
    <meta:editing-duration>PT360S</meta:editing-duration>
    <meta:document-statistic meta:page-count="2" meta:paragraph-count="2" meta:word-count="198" meta:character-count="1331" meta:row-count="9" meta:non-whitespace-character-count="1135"/>
  </office:meta>
</office:document-meta>
</file>